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918in"/>
        </style:tab-stops>
      </style:paragraph-properties>
    </style:style>
    <style:style style:name="P3" style:parent-style-name="TOC1" style:family="paragraph">
      <style:paragraph-properties>
        <style:tab-stops>
          <style:tab-stop style:type="right" style:leader-style="dotted" style:leader-text="." style:position="6.918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3" style:family="paragraph">
      <style:paragraph-properties>
        <style:tab-stops>
          <style:tab-stop style:type="right" style:leader-style="dotted" style:leader-text="." style:position="6.5847in"/>
        </style:tab-stops>
      </style:paragraph-properties>
    </style:style>
    <style:style style:name="P7" style:parent-style-name="TOC3" style:family="paragraph">
      <style:paragraph-properties>
        <style:tab-stops>
          <style:tab-stop style:type="right" style:leader-style="dotted" style:leader-text="." style:position="6.5847in"/>
        </style:tab-stops>
      </style:paragraph-properties>
    </style:style>
    <style:style style:name="P8" style:parent-style-name="TOC3" style:family="paragraph">
      <style:paragraph-properties>
        <style:tab-stops>
          <style:tab-stop style:type="right" style:leader-style="dotted" style:leader-text="." style:position="6.5847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1" style:family="paragraph">
      <style:paragraph-properties>
        <style:tab-stops>
          <style:tab-stop style:type="right" style:leader-style="dotted" style:leader-text="." style:position="6.918in"/>
        </style:tab-stops>
      </style:paragraph-properties>
    </style:style>
    <style:style style:name="P17" style:parent-style-name="TOC1" style:family="paragraph">
      <style:paragraph-properties>
        <style:tab-stops>
          <style:tab-stop style:type="right" style:leader-style="dotted" style:leader-text="." style:position="6.918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1" style:family="paragraph">
      <style:paragraph-properties>
        <style:tab-stops>
          <style:tab-stop style:type="right" style:leader-style="dotted" style:leader-text="." style:position="6.918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TOC3" style:family="paragraph">
      <style:paragraph-properties>
        <style:tab-stops>
          <style:tab-stop style:type="right" style:leader-style="dotted" style:leader-text="." style:position="6.5847in"/>
        </style:tab-stops>
      </style:paragraph-properties>
    </style:style>
    <style:style style:name="P23" style:parent-style-name="TOC3" style:family="paragraph">
      <style:paragraph-properties>
        <style:tab-stops>
          <style:tab-stop style:type="right" style:leader-style="dotted" style:leader-text="." style:position="6.5847in"/>
        </style:tab-stops>
      </style:paragraph-properties>
    </style:style>
    <style:style style:name="P24" style:parent-style-name="TOC2" style:family="paragraph">
      <style:paragraph-properties>
        <style:tab-stops>
          <style:tab-stop style:type="right" style:leader-style="dotted" style:leader-text="." style:position="6.7513in"/>
        </style:tab-stops>
      </style:paragraph-properties>
    </style:style>
    <style:style style:name="P25" style:parent-style-name="TOC3" style:family="paragraph">
      <style:paragraph-properties>
        <style:tab-stops>
          <style:tab-stop style:type="right" style:leader-style="dotted" style:leader-text="." style:position="6.5847in"/>
        </style:tab-stops>
      </style:paragraph-properties>
    </style:style>
    <style:style style:name="P26" style:parent-style-name="TOC3" style:family="paragraph">
      <style:paragraph-properties>
        <style:tab-stops>
          <style:tab-stop style:type="right" style:leader-style="dotted" style:leader-text="." style:position="6.5847in"/>
        </style:tab-stops>
      </style:paragraph-properties>
    </style:style>
    <style:style style:name="P27" style:parent-style-name="TOC2" style:family="paragraph">
      <style:paragraph-properties>
        <style:tab-stops>
          <style:tab-stop style:type="right" style:leader-style="dotted" style:leader-text="." style:position="6.7513in"/>
        </style:tab-stops>
      </style:paragraph-properties>
    </style:style>
    <style:style style:name="P28" style:parent-style-name="TOC3" style:family="paragraph">
      <style:paragraph-properties>
        <style:tab-stops>
          <style:tab-stop style:type="right" style:leader-style="dotted" style:leader-text="." style:position="6.5847in"/>
        </style:tab-stops>
      </style:paragraph-properties>
    </style:style>
    <style:style style:name="P29" style:parent-style-name="TOC3" style:family="paragraph">
      <style:paragraph-properties>
        <style:tab-stops>
          <style:tab-stop style:type="right" style:leader-style="dotted" style:leader-text="." style:position="6.5847in"/>
        </style:tab-stops>
      </style:paragraph-properties>
    </style:style>
    <style:style style:name="P30" style:parent-style-name="TOC2" style:family="paragraph">
      <style:paragraph-properties>
        <style:tab-stops>
          <style:tab-stop style:type="right" style:leader-style="dotted" style:leader-text="." style:position="6.7513in"/>
        </style:tab-stops>
      </style:paragraph-properties>
    </style:style>
    <style:style style:name="P31" style:parent-style-name="TOC3" style:family="paragraph">
      <style:paragraph-properties>
        <style:tab-stops>
          <style:tab-stop style:type="right" style:leader-style="dotted" style:leader-text="." style:position="6.5847in"/>
        </style:tab-stops>
      </style:paragraph-properties>
    </style:style>
    <style:style style:name="P32" style:parent-style-name="TOC3" style:family="paragraph">
      <style:paragraph-properties>
        <style:tab-stops>
          <style:tab-stop style:type="right" style:leader-style="dotted" style:leader-text="." style:position="6.5847in"/>
        </style:tab-stops>
      </style:paragraph-properties>
    </style:style>
    <style:style style:name="P33" style:parent-style-name="TOC2" style:family="paragraph">
      <style:paragraph-properties>
        <style:tab-stops>
          <style:tab-stop style:type="right" style:leader-style="dotted" style:leader-text="." style:position="6.7513in"/>
        </style:tab-stops>
      </style:paragraph-properties>
    </style:style>
    <style:style style:name="P34" style:parent-style-name="TOC3" style:family="paragraph">
      <style:paragraph-properties>
        <style:tab-stops>
          <style:tab-stop style:type="right" style:leader-style="dotted" style:leader-text="." style:position="6.5847in"/>
        </style:tab-stops>
      </style:paragraph-properties>
    </style:style>
    <style:style style:name="P35" style:parent-style-name="TOC3" style:family="paragraph">
      <style:paragraph-properties>
        <style:tab-stops>
          <style:tab-stop style:type="right" style:leader-style="dotted" style:leader-text="." style:position="6.5847in"/>
        </style:tab-stops>
      </style:paragraph-properties>
    </style:style>
    <style:style style:name="P36" style:parent-style-name="TOC2" style:family="paragraph">
      <style:paragraph-properties>
        <style:tab-stops>
          <style:tab-stop style:type="right" style:leader-style="dotted" style:leader-text="." style:position="6.7513in"/>
        </style:tab-stops>
      </style:paragraph-properties>
    </style:style>
    <style:style style:name="P37" style:parent-style-name="TOC3" style:family="paragraph">
      <style:paragraph-properties>
        <style:tab-stops>
          <style:tab-stop style:type="right" style:leader-style="dotted" style:leader-text="." style:position="6.5847in"/>
        </style:tab-stops>
      </style:paragraph-properties>
    </style:style>
    <style:style style:name="P38" style:parent-style-name="TOC3" style:family="paragraph">
      <style:paragraph-properties>
        <style:tab-stops>
          <style:tab-stop style:type="right" style:leader-style="dotted" style:leader-text="." style:position="6.5847in"/>
        </style:tab-stops>
      </style:paragraph-properties>
    </style:style>
    <style:style style:name="P39" style:parent-style-name="TOC2" style:family="paragraph">
      <style:paragraph-properties>
        <style:tab-stops>
          <style:tab-stop style:type="right" style:leader-style="dotted" style:leader-text="." style:position="6.7513in"/>
        </style:tab-stops>
      </style:paragraph-properties>
    </style:style>
    <style:style style:name="P40" style:parent-style-name="TOC2" style:family="paragraph">
      <style:paragraph-properties>
        <style:tab-stops>
          <style:tab-stop style:type="right" style:leader-style="dotted" style:leader-text="." style:position="6.7513in"/>
        </style:tab-stops>
      </style:paragraph-properties>
    </style:style>
    <style:style style:name="P41" style:parent-style-name="TOC1" style:family="paragraph">
      <style:paragraph-properties>
        <style:tab-stops>
          <style:tab-stop style:type="right" style:leader-style="dotted" style:leader-text="." style:position="6.918in"/>
        </style:tab-stops>
      </style:paragraph-properties>
    </style:style>
    <style:style style:name="P42" style:parent-style-name="TOC2" style:family="paragraph">
      <style:paragraph-properties>
        <style:tab-stops>
          <style:tab-stop style:type="right" style:leader-style="dotted" style:leader-text="." style:position="6.7513in"/>
        </style:tab-stops>
      </style:paragraph-properties>
    </style:style>
    <style:style style:name="P43" style:parent-style-name="TOC1" style:family="paragraph">
      <style:paragraph-properties>
        <style:tab-stops>
          <style:tab-stop style:type="right" style:leader-style="dotted" style:leader-text="." style:position="6.918in"/>
        </style:tab-stops>
      </style:paragraph-properties>
    </style:style>
    <style:style style:name="P44" style:parent-style-name="TOC2" style:family="paragraph">
      <style:paragraph-properties>
        <style:tab-stops>
          <style:tab-stop style:type="right" style:leader-style="dotted" style:leader-text="." style:position="6.7513in"/>
        </style:tab-stops>
      </style:paragraph-properties>
    </style:style>
    <style:style style:name="P45" style:parent-style-name="TOC2" style:family="paragraph">
      <style:paragraph-properties>
        <style:tab-stops>
          <style:tab-stop style:type="right" style:leader-style="dotted" style:leader-text="." style:position="6.7513in"/>
        </style:tab-stops>
      </style:paragraph-properties>
    </style:style>
    <style:style style:name="P46" style:parent-style-name="Heading1" style:family="paragraph">
      <style:paragraph-properties fo:break-before="page"/>
    </style:style>
    <style:style style:name="P47" style:parent-style-name="Normal" style:family="paragraph">
      <style:text-properties fo:hyphenate="true"/>
    </style:style>
    <style:style style:name="P48" style:parent-style-name="Normal" style:family="paragraph">
      <style:text-properties fo:hyphenate="true"/>
    </style:style>
    <style:style style:name="P49" style:parent-style-name="Normal" style:family="paragraph">
      <style:text-properties fo:hyphenate="true"/>
    </style:style>
    <style:style style:name="P50" style:parent-style-name="Normal" style:family="paragraph">
      <style:text-properties style:font-name="Calibri Light" style:font-name-asian="Times New Roman" style:font-name-complex="Times New Roman" fo:color="#2E74B5" fo:font-size="13pt" style:font-size-asian="13pt" style:font-size-complex="13pt"/>
    </style:style>
  </office:automatic-styles>
  <office:body>
    <office:text text:use-soft-page-breaks="true">
      <text:p text:style-name="P1"><text:bookmark-start text:name="_Toc480326014"/>Reference Table<text:bookmark-end text:name="_Toc480326014"/></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480326014" office:target-frame-name="_top" xlink:show="replace"><text:span text:style-name="Hyperlink">Reference Table</text:span><text:tab/>1</text:a></text:p>
          <text:p text:style-name="P3"><text:a xlink:href="#_Toc480326015" office:target-frame-name="_top" xlink:show="replace"><text:span text:style-name="Hyperlink">Followers of the Order of the Acts –</text:span><text:tab/>3</text:a></text:p>
          <text:p text:style-name="P4"><text:a xlink:href="#_Toc480326016" office:target-frame-name="_top" xlink:show="replace"><text:span text:style-name="Hyperlink">Notable members present and past:</text:span><text:tab/>3</text:a></text:p>
          <text:p text:style-name="P5"><text:a xlink:href="#_Toc480326017" office:target-frame-name="_top" xlink:show="replace"><text:span text:style-name="Hyperlink">Counsels</text:span><text:tab/>3</text:a></text:p>
          <text:p text:style-name="P6"><text:a xlink:href="#_Toc480326018" office:target-frame-name="_top" xlink:show="replace"><text:span text:style-name="Hyperlink">Name Counsel</text:span><text:tab/>3</text:a></text:p>
          <text:p text:style-name="P7"><text:a xlink:href="#_Toc480326019" office:target-frame-name="_top" xlink:show="replace"><text:span text:style-name="Hyperlink">War Counsel</text:span><text:tab/>3</text:a></text:p>
          <text:p text:style-name="P8"><text:a xlink:href="#_Toc480326020" office:target-frame-name="_top" xlink:show="replace"><text:span text:style-name="Hyperlink">Militia Counsel</text:span><text:tab/>3</text:a></text:p>
          <text:p text:style-name="P9"><text:a xlink:href="#_Toc480326021" office:target-frame-name="_top" xlink:show="replace"><text:span text:style-name="Hyperlink">Fredrick</text:span><text:tab/>3</text:a></text:p>
          <text:p text:style-name="P10"><text:a xlink:href="#_Toc480326022" office:target-frame-name="_top" xlink:show="replace"><text:span text:style-name="Hyperlink">Beatrice</text:span><text:tab/>3</text:a></text:p>
          <text:p text:style-name="P11"><text:a xlink:href="#_Toc480326023" office:target-frame-name="_top" xlink:show="replace"><text:span text:style-name="Hyperlink">Mel</text:span><text:tab/>3</text:a></text:p>
          <text:p text:style-name="P12"><text:a xlink:href="#_Toc480326024" office:target-frame-name="_top" xlink:show="replace"><text:span text:style-name="Hyperlink">Lieutenant John</text:span><text:tab/>3</text:a></text:p>
          <text:p text:style-name="P13"><text:a xlink:href="#_Toc480326025" office:target-frame-name="_top" xlink:show="replace"><text:span text:style-name="Hyperlink">Samantha</text:span><text:tab/>3</text:a></text:p>
          <text:p text:style-name="P14"><text:a xlink:href="#_Toc480326026" office:target-frame-name="_top" xlink:show="replace"><text:span text:style-name="Hyperlink">Allies</text:span><text:tab/>3</text:a></text:p>
          <text:p text:style-name="P15"><text:a xlink:href="#_Toc480326027" office:target-frame-name="_top" xlink:show="replace"><text:span text:style-name="Hyperlink">Enemies</text:span><text:tab/>3</text:a></text:p>
          <text:p text:style-name="P16"><text:a xlink:href="#_Toc480326028" office:target-frame-name="_top" xlink:show="replace"><text:span text:style-name="Hyperlink">Followers of the Order of the Bands</text:span><text:tab/>4</text:a></text:p>
          <text:p text:style-name="P17"><text:a xlink:href="#_Toc480326029" office:target-frame-name="_top" xlink:show="replace"><text:span text:style-name="Hyperlink">Order Breakers</text:span><text:tab/>4</text:a></text:p>
          <text:p text:style-name="P18"><text:a xlink:href="#_Toc480326030" office:target-frame-name="_top" xlink:show="replace"><text:span text:style-name="Hyperlink">John</text:span><text:tab/>4</text:a></text:p>
          <text:p text:style-name="P19"><text:a xlink:href="#_Toc480326031" office:target-frame-name="_top" xlink:show="replace"><text:span text:style-name="Hyperlink">Lika</text:span><text:tab/>4</text:a></text:p>
          <text:p text:style-name="P20"><text:a xlink:href="#_Toc480326032" office:target-frame-name="_top" xlink:show="replace"><text:span text:style-name="Hyperlink">Elements</text:span><text:tab/>4</text:a></text:p>
          <text:p text:style-name="P21"><text:a xlink:href="#_Toc480326033" office:target-frame-name="_top" xlink:show="replace"><text:span text:style-name="Hyperlink">Death</text:span><text:tab/>4</text:a></text:p>
          <text:p text:style-name="P22"><text:a xlink:href="#_Toc480326034" office:target-frame-name="_top" xlink:show="replace"><text:span text:style-name="Hyperlink">Allies</text:span><text:tab/>4</text:a></text:p>
          <text:p text:style-name="P23"><text:a xlink:href="#_Toc480326035" office:target-frame-name="_top" xlink:show="replace"><text:span text:style-name="Hyperlink">Enemies</text:span><text:tab/>4</text:a></text:p>
          <text:p text:style-name="P24"><text:a xlink:href="#_Toc480326036" office:target-frame-name="_top" xlink:show="replace"><text:span text:style-name="Hyperlink">Chaos</text:span><text:tab/>4</text:a></text:p>
          <text:p text:style-name="P25"><text:a xlink:href="#_Toc480326037" office:target-frame-name="_top" xlink:show="replace"><text:span text:style-name="Hyperlink">Allies</text:span><text:tab/>4</text:a></text:p>
          <text:p text:style-name="P26"><text:a xlink:href="#_Toc480326038" office:target-frame-name="_top" xlink:show="replace"><text:span text:style-name="Hyperlink">Enemies</text:span><text:tab/>4</text:a></text:p>
          <text:p text:style-name="P27"><text:a xlink:href="#_Toc480326039" office:target-frame-name="_top" xlink:show="replace"><text:span text:style-name="Hyperlink">Chronos</text:span><text:tab/>4</text:a></text:p>
          <text:p text:style-name="P28"><text:a xlink:href="#_Toc480326040" office:target-frame-name="_top" xlink:show="replace"><text:span text:style-name="Hyperlink">Allies</text:span><text:tab/>4</text:a></text:p>
          <text:p text:style-name="P29"><text:a xlink:href="#_Toc480326041" office:target-frame-name="_top" xlink:show="replace"><text:span text:style-name="Hyperlink">Enemies</text:span><text:tab/>4</text:a></text:p>
          <text:p text:style-name="P30"><text:a xlink:href="#_Toc480326042" office:target-frame-name="_top" xlink:show="replace"><text:span text:style-name="Hyperlink">Fire</text:span><text:tab/>4</text:a></text:p>
          <text:p text:style-name="P31"><text:a xlink:href="#_Toc480326043" office:target-frame-name="_top" xlink:show="replace"><text:span text:style-name="Hyperlink">Allies</text:span><text:tab/>4</text:a></text:p>
          <text:p text:style-name="P32"><text:a xlink:href="#_Toc480326044" office:target-frame-name="_top" xlink:show="replace"><text:span text:style-name="Hyperlink">Enemies</text:span><text:tab/>4</text:a></text:p>
          <text:p text:style-name="P33"><text:a xlink:href="#_Toc480326045" office:target-frame-name="_top" xlink:show="replace"><text:span text:style-name="Hyperlink">Stealth</text:span><text:tab/>4</text:a></text:p>
          <text:p text:style-name="P34"><text:a xlink:href="#_Toc480326046" office:target-frame-name="_top" xlink:show="replace"><text:span text:style-name="Hyperlink">Allies</text:span><text:tab/>4</text:a></text:p>
          <text:p text:style-name="P35"><text:a xlink:href="#_Toc480326047" office:target-frame-name="_top" xlink:show="replace"><text:span text:style-name="Hyperlink">Enemies</text:span><text:tab/>4</text:a></text:p>
          <text:p text:style-name="P36"><text:a xlink:href="#_Toc480326048" office:target-frame-name="_top" xlink:show="replace"><text:span text:style-name="Hyperlink">Shadow</text:span><text:tab/>4</text:a></text:p>
          <text:p text:style-name="P37"><text:a xlink:href="#_Toc480326049" office:target-frame-name="_top" xlink:show="replace"><text:span text:style-name="Hyperlink">Allies</text:span><text:tab/>4</text:a></text:p>
          <text:p text:style-name="P38"><text:a xlink:href="#_Toc480326050" office:target-frame-name="_top" xlink:show="replace"><text:span text:style-name="Hyperlink">Enemies</text:span><text:tab/>5</text:a></text:p>
          <text:p text:style-name="P39"><text:a xlink:href="#_Toc480326051" office:target-frame-name="_top" xlink:show="replace"><text:span text:style-name="Hyperlink">Technology</text:span><text:tab/>5</text:a></text:p>
          <text:p text:style-name="P40"><text:a xlink:href="#_Toc480326052" office:target-frame-name="_top" xlink:show="replace"><text:span text:style-name="Hyperlink">Philosopher</text:span><text:tab/>5</text:a></text:p>
          <text:p text:style-name="P41"><text:a xlink:href="#_Toc480326053" office:target-frame-name="_top" xlink:show="replace"><text:span text:style-name="Hyperlink">Religions</text:span><text:tab/>5</text:a></text:p>
          <text:p text:style-name="P42"><text:a xlink:href="#_Toc480326054" office:target-frame-name="_top" xlink:show="replace"><text:span text:style-name="Hyperlink">Followers of John</text:span><text:tab/>5</text:a></text:p>
          <text:p text:style-name="P43"><text:a xlink:href="#_Toc480326055" office:target-frame-name="_top" xlink:show="replace"><text:span text:style-name="Hyperlink">Races</text:span><text:tab/>5</text:a></text:p>
          <text:p text:style-name="P44"><text:a xlink:href="#_Toc480326056" office:target-frame-name="_top" xlink:show="replace"><text:span text:style-name="Hyperlink">Human (temp name)</text:span><text:tab/>5</text:a></text:p>
          <text:p text:style-name="P45"><text:a xlink:href="#_Toc480326057" office:target-frame-name="_top" xlink:show="replace"><text:span text:style-name="Hyperlink">Giants (temp name)</text:span><text:tab/>5</text:a></text:p>
        </text:index-body>
      </text:table-of-content>
      <text:p text:style-name="Normal"><text:bookmark-start text:name="_Toc480322901"/></text:p>
      <text:h text:style-name="P46" text:outline-level="1"><text:bookmark-start text:name="_Toc480326015"/><text:soft-page-break/>Followers of the Order of the Acts<text:bookmark-end text:name="_Toc480326015"/></text:h>
      <text:p text:style-name="Normal">The Followers of the Order of the Acts are more into government control, they have counsels for<text:s/>everything</text:p>
      <text:h text:style-name="Heading2" text:outline-level="2"><text:bookmark-start text:name="_Toc480326016"/>Notable members present and past:<text:bookmark-end text:name="_Toc480326016"/></text:h>
      <text:p text:style-name="P47">John</text:p>
      <text:p text:style-name="P48">Captain Fredrick of the Elite Stealth Force<text:s/></text:p>
      <text:p text:style-name="P49">Samantha<text:bookmark-end text:name="_Toc480322901"/></text:p>
      <text:h text:style-name="Heading2" text:outline-level="2"><text:bookmark-start text:name="_Toc480326017"/>Counsels<text:bookmark-end text:name="_Toc480326017"/></text:h>
      <text:p text:style-name="Normal">High Counsel</text:p>
      <text:h text:style-name="Heading3" text:outline-level="3"><text:bookmark-start text:name="_Toc480326018"/>Name Counsel<text:bookmark-end text:name="_Toc480326018"/><text:s/></text:h>
      <text:p text:style-name="Normal">The name counsel send out a list of approved names for naming one’s child, it is illegal to not name the child per<text:s/>the names on the list. If someone doesn’t name them one of those names they are brought in for questioning and usually results in a fine if they do not name their child correctly<text:s/></text:p>
      <text:h text:style-name="Heading3" text:outline-level="3"><text:bookmark-start text:name="_Toc480326019"/>War Counsel<text:bookmark-end text:name="_Toc480326019"/></text:h>
      <text:p text:style-name="Normal">The war counsel is the group that handles all the relation with<text:s/>the enemy orders</text:p>
      <text:h text:style-name="Heading3" text:outline-level="3"><text:bookmark-start text:name="_Toc480326020"/>Militia Counsel<text:bookmark-end text:name="_Toc480326020"/></text:h>
      <text:p text:style-name="Normal">The militia was acts as the parapolice for the order. The militia most of the time just defends till the war counsel can get solders into place to defend more strategically.</text:p>
      <text:h text:style-name="Heading2" text:outline-level="2"><text:bookmark-start text:name="_Toc480326021"/><text:bookmark-start text:name="_Toc480322902"/>Fredrick<text:bookmark-end text:name="_Toc480326021"/><text:s/><text:bookmark-start text:name="_Toc480322903"/><text:bookmark-end text:name="_Toc480322902"/></text:h>
      <text:p text:style-name="Normal">Element Stealth</text:p>
      <text:p text:style-name="Normal">Captain Fredrick of the<text:s/>Elite Stealth Force</text:p>
      <text:h text:style-name="Heading2" text:outline-level="2"><text:bookmark-start text:name="_Toc480326022"/>Beatrice<text:bookmark-end text:name="_Toc480326022"/><text:s/><text:bookmark-start text:name="_Toc480322904"/><text:bookmark-end text:name="_Toc480322903"/></text:h>
      <text:p text:style-name="Normal">Element unknown</text:p>
      <text:p text:style-name="Normal">Beatrice is married to Fredrick of the Elite Stealth Force</text:p>
      <text:h text:style-name="Heading2" text:outline-level="2"><text:bookmark-start text:name="_Toc480326023"/>Mel<text:bookmark-start text:name="_Toc480322905"/><text:bookmark-end text:name="_Toc480322904"/><text:bookmark-end text:name="_Toc480326023"/></text:h>
      <text:p text:style-name="Normal">Element Philosopher<text:s/></text:p>
      <text:p text:style-name="Normal">Mel is a servant and tutor for the Fredrick of the Elite Stealth Force. He taught John everything till John went to school</text:p>
      <text:h text:style-name="Heading2" text:outline-level="2"><text:bookmark-start text:name="_Toc480326024"/>Lieutenant John<text:bookmark-end text:name="_Toc480326024"/><text:s/><text:bookmark-end text:name="_Toc480322905"/></text:h>
      <text:p text:style-name="Normal">Element Stealth</text:p>
      <text:p text:style-name="Normal">Lieutenant John is the lieutenant of the Elite Stealth Force</text:p>
      <text:p text:style-name="Normal">His weapon of choice is a dirk</text:p>
      <text:p text:style-name="Normal">His fighting style is sneak behind an enemy then slight their throat</text:p>
      <text:h text:style-name="Heading2" text:outline-level="2"><text:bookmark-start text:name="_Toc480322906"/><text:bookmark-start text:name="_Toc480326025"/>Samantha<text:bookmark-end text:name="_Toc480322906"/><text:bookmark-end text:name="_Toc480326025"/></text:h>
      <text:p text:style-name="Normal">Element Shadow</text:p>
      <text:p text:style-name="Normal">Samantha the shadow is an incredibly<text:s/>sneaky girl in the Elite Stealth force in for the Followers of the Order of the Acts.</text:p>
      <text:p text:style-name="Normal">Samantha’s weapon of choice is a set of daggers, especially if there are 12 or more<text:s/></text:p>
      <text:p text:style-name="Normal">Samantha’s fighting style throwing daggers till there is one person on the room who didn’t see anything, sneak behind them, stab the back of their neck.</text:p>
      <text:p text:style-name="Normal">Samantha got the title “Samantha the Shadow” after she killed 1000 enemy soldiers one night. She stabbed them all in the throat in the throat</text:p>
      <text:h text:style-name="Heading2" text:outline-level="2"><text:bookmark-start text:name="_Toc480326026"/><text:soft-page-break/>Allies<text:bookmark-end text:name="_Toc480326026"/></text:h>
      <text:h text:style-name="Heading2" text:outline-level="2"><text:bookmark-start text:name="_Toc480326027"/>Enemies<text:bookmark-end text:name="_Toc480326027"/></text:h>
      <text:p text:style-name="Normal">Followers of the order of the bands</text:p>
      <text:h text:style-name="Heading1" text:outline-level="1"><text:bookmark-start text:name="_Toc480326028"/>Followers of the Order of the Bands<text:bookmark-end text:name="_Toc480326028"/></text:h>
      <text:h text:style-name="Heading1" text:outline-level="1"><text:bookmark-start text:name="_Toc480326029"/>Order Breakers<text:bookmark-end text:name="_Toc480326029"/></text:h>
      <text:h text:style-name="Heading2" text:outline-level="2"><text:bookmark-start text:name="_Toc480326030"/>John<text:bookmark-end text:name="_Toc480326030"/></text:h>
      <text:p text:style-name="Normal">John is the rouge of the followers of the orders of the Acts, he is the essence of fire, he is Death, he is Chronos.</text:p>
      <text:p text:style-name="Normal">John’s weapon of choice is a rapier</text:p>
      <text:p text:style-name="Normal">John’s fighting style is very aggressive in your face, combined with him being death, Chronos and the essence of fire John is incredibly difficult to defeat in a fight. John slows down time to start sucking his opponent’s soul out then he catches them on fire.</text:p>
      <text:p text:style-name="Normal">John became an agent of death to after the death of his wife.</text:p>
      <text:p text:style-name="Normal">John was double crossed by death so John killed Death then became the new death.</text:p>
      <text:p text:style-name="Normal">John was not able to revive his wife so he went to Chronos.</text:p>
      <text:p text:style-name="Normal">Chronos refused to help John, so John killed then became Chronos.</text:p>
      <text:h text:style-name="Heading2" text:outline-level="2"><text:bookmark-start text:name="_Toc480326031"/>Lika<text:bookmark-end text:name="_Toc480326031"/><text:s/></text:h>
      <text:p text:style-name="P50"/>
      <text:h text:style-name="Heading1" text:outline-level="1"><text:bookmark-start text:name="_Toc480326032"/>Elements<text:bookmark-end text:name="_Toc480326032"/></text:h>
      <text:h text:style-name="Heading2" text:outline-level="2"><text:bookmark-start text:name="_Toc480326033"/>Death<text:bookmark-end text:name="_Toc480326033"/></text:h>
      <text:h text:style-name="Heading3" text:outline-level="3"><text:bookmark-start text:name="_Toc480326034"/>Allies<text:bookmark-end text:name="_Toc480326034"/></text:h>
      <text:p text:style-name="Normal">Chaos</text:p>
      <text:h text:style-name="Heading3" text:outline-level="3"><text:bookmark-start text:name="_Toc480326035"/>Enemies<text:bookmark-end text:name="_Toc480326035"/></text:h>
      <text:h text:style-name="Heading2" text:outline-level="2"><text:bookmark-start text:name="_Toc480326036"/>Chaos<text:bookmark-end text:name="_Toc480326036"/></text:h>
      <text:h text:style-name="Heading3" text:outline-level="3"><text:bookmark-start text:name="_Toc480326037"/>Allies<text:bookmark-end text:name="_Toc480326037"/></text:h>
      <text:p text:style-name="Normal">Death</text:p>
      <text:h text:style-name="Heading3" text:outline-level="3"><text:bookmark-start text:name="_Toc480326038"/>Enemies<text:bookmark-end text:name="_Toc480326038"/></text:h>
      <text:h text:style-name="Heading2" text:outline-level="2"><text:bookmark-start text:name="_Toc480326039"/>Chronos<text:bookmark-end text:name="_Toc480326039"/></text:h>
      <text:h text:style-name="Heading3" text:outline-level="3"><text:bookmark-start text:name="_Toc480326040"/>Allies<text:bookmark-end text:name="_Toc480326040"/></text:h>
      <text:h text:style-name="Heading3" text:outline-level="3"><text:bookmark-start text:name="_Toc480326041"/>Enemies<text:bookmark-end text:name="_Toc480326041"/></text:h>
      <text:h text:style-name="Heading2" text:outline-level="2"><text:bookmark-start text:name="_Toc480326042"/>Fire<text:bookmark-end text:name="_Toc480326042"/></text:h>
      <text:h text:style-name="Heading3" text:outline-level="3"><text:bookmark-start text:name="_Toc480326043"/>Allies<text:bookmark-end text:name="_Toc480326043"/></text:h>
      <text:h text:style-name="Heading3" text:outline-level="3"><text:bookmark-start text:name="_Toc480326044"/>Enemies<text:bookmark-end text:name="_Toc480326044"/></text:h>
      <text:h text:style-name="Heading2" text:outline-level="2"><text:bookmark-start text:name="_Toc480326045"/>Stealth<text:bookmark-end text:name="_Toc480326045"/></text:h>
      <text:h text:style-name="Heading3" text:outline-level="3"><text:bookmark-start text:name="_Toc480326046"/>Allies<text:bookmark-end text:name="_Toc480326046"/></text:h>
      <text:p text:style-name="Normal">Shadows</text:p>
      <text:h text:style-name="Heading3" text:outline-level="3"><text:bookmark-start text:name="_Toc480326047"/><text:soft-page-break/>Enemies<text:bookmark-end text:name="_Toc480326047"/></text:h>
      <text:h text:style-name="Heading2" text:outline-level="2"><text:bookmark-start text:name="_Toc480326048"/>Shadow<text:bookmark-end text:name="_Toc480326048"/></text:h>
      <text:h text:style-name="Heading3" text:outline-level="3"><text:bookmark-start text:name="_Toc480326049"/>Allies<text:bookmark-end text:name="_Toc480326049"/></text:h>
      <text:p text:style-name="Normal">Stealth</text:p>
      <text:h text:style-name="Heading3" text:outline-level="3"><text:bookmark-start text:name="_Toc480326050"/>Enemies<text:bookmark-end text:name="_Toc480326050"/></text:h>
      <text:h text:style-name="Heading2" text:outline-level="2"><text:bookmark-start text:name="_Toc480326051"/>Technology<text:bookmark-end text:name="_Toc480326051"/></text:h>
      <text:h text:style-name="Heading2" text:outline-level="2"><text:bookmark-start text:name="_Toc480326052"/>Philosopher<text:bookmark-end text:name="_Toc480326052"/><text:s/></text:h>
      <text:h text:style-name="Heading1" text:outline-level="1"><text:bookmark-start text:name="_Toc480326053"/>Religions<text:bookmark-end text:name="_Toc480326053"/></text:h>
      <text:h text:style-name="Heading2" text:outline-level="2"><text:bookmark-start text:name="_Toc480326054"/>Followers of John<text:bookmark-end text:name="_Toc480326054"/></text:h>
      <text:h text:style-name="Heading1" text:outline-level="1"><text:bookmark-start text:name="_Toc480326055"/>Races<text:bookmark-end text:name="_Toc480326055"/></text:h>
      <text:h text:style-name="Heading2" text:outline-level="2"><text:bookmark-start text:name="_Toc480326056"/>Human (temp name)<text:bookmark-end text:name="_Toc480326056"/></text:h>
      <text:h text:style-name="Heading2" text:outline-level="2"><text:bookmark-start text:name="_Toc480326057"/>Giants (temp name)<text:bookmark-end text:name="_Toc48032605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paragraph-properties fo:widows="2" fo:orphans="2" style:vertical-align="auto" fo:line-height="103%"/>
      <style:text-properties style:letter-kerning="false"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NoSpacing" style:display-name="No Spacing" style:family="paragraph">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Primaryheading" style:display-name="Primary heading" style:family="paragraph" style:parent-style-name="Heading1" style:default-outline-level="1">
      <style:text-properties fo:hyphenate="false"/>
    </style:style>
    <style:style style:name="Heading1Char1" style:display-name="Heading 1 Char1"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PrimaryheadingChar" style:display-name="Primary heading Char" style:family="text" style:parent-style-name="Heading1Char1">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Page |<text:s/><text:page-number text:fixed="false">5</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saac W. Kerley</dc:creator>
    <meta:creation-date>2009-04-16T11:32:00Z</meta:creation-date>
    <dc:date>2017-04-19T23:49:00Z</dc:date>
    <meta:template xlink:href="Normal.dotm" xlink:type="simple"/>
    <meta:editing-cycles>241</meta:editing-cycles>
    <meta:editing-duration>PT3480S</meta:editing-duration>
    <meta:user-defined meta:name="Info 1"/>
    <meta:user-defined meta:name="Info 2"/>
    <meta:user-defined meta:name="Info 3"/>
    <meta:user-defined meta:name="Info 4"/>
    <meta:document-statistic meta:page-count="5" meta:paragraph-count="9" meta:word-count="740" meta:character-count="4949" meta:row-count="35" meta:non-whitespace-character-count="4218"/>
  </office:meta>
</office:document-meta>
</file>